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25cm" fo:min-width="7.04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10.287cm" svg:x="5.572cm" svg:y="7.604cm">
          <text:p text:style-name="P1">Lakshima Prabhani</text:p>
          <text:p text:style-name="P1"/>
          <text:p text:style-name="P1">1702005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51.822149723</meta:creation-date>
    <dc:date>2018-02-19T14:37:07.775678855</dc:date>
    <meta:editing-duration>PT9M15S</meta:editing-duration>
    <meta:editing-cycles>2</meta:editing-cycles>
    <meta:generator>LibreOffice/5.1.4.2$Linux_X86_64 LibreOffice_project/10m0$Build-2</meta:generator>
    <meta:document-statistic meta:object-count="1"/>
  </office:meta>
</office:document-meta>
</file>